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72mm" fo:margin-left="-0.16mm" table:align="left" style:writing-mode="lr-tb"/>
    </style:style>
    <style:style style:name="Table1.A" style:family="table-column">
      <style:table-column-properties style:column-width="43.76mm"/>
    </style:style>
    <style:style style:name="Table1.B" style:family="table-column">
      <style:table-column-properties style:column-width="45.79mm"/>
    </style:style>
    <style:style style:name="Table1.C" style:family="table-column">
      <style:table-column-properties style:column-width="15.01mm"/>
    </style:style>
    <style:style style:name="Table1.D" style:family="table-column">
      <style:table-column-properties style:column-width="65.16m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3" style:family="table-row">
      <style:table-row-properties style:min-row-height="7.28mm" style:keep-together="true" fo:keep-together="auto"/>
    </style:style>
    <style:style style:name="Table1.C3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7.27mm" style:keep-together="true" fo:keep-together="auto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15.8mm" style:rel-column-width="896*"/>
    </style:style>
    <style:style style:name="TABLE_5f_1.B" style:display-name="TABLE_1.B" style:family="table-column">
      <style:table-column-properties style:column-width="53.15mm" style:rel-column-width="3013*"/>
    </style:style>
    <style:style style:name="TABLE_5f_1.C" style:display-name="TABLE_1.C" style:family="table-column">
      <style:table-column-properties style:column-width="32.81mm" style:rel-column-width="1860*"/>
    </style:style>
    <style:style style:name="TABLE_5f_1.D" style:display-name="TABLE_1.D" style:family="table-column">
      <style:table-column-properties style:column-width="30.02mm" style:rel-column-width="1702*"/>
    </style:style>
    <style:style style:name="TABLE_5f_1.E" style:display-name="TABLE_1.E" style:family="table-column">
      <style:table-column-properties style:column-width="38.22mm" style:rel-column-width="2167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min-row-height="8.2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97mm" table:align="left" style:shadow="none"/>
    </style:style>
    <style:style style:name="Table2.A" style:family="table-column">
      <style:table-column-properties style:column-width="68.93mm"/>
    </style:style>
    <style:style style:name="Table2.B" style:family="table-column">
      <style:table-column-properties style:column-width="62.83mm"/>
    </style:style>
    <style:style style:name="Table2.C" style:family="table-column">
      <style:table-column-properties style:column-width="38.21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0.25pt solid #000000" fo:border-right="none" fo:border-top="0.25pt solid #000000" fo:border-bottom="0.25pt solid #000000"/>
    </style:style>
    <style:style style:name="Table2.C1" style:family="table-cell">
      <style:table-cell-properties fo:padding="0.97mm" fo:border="0.25pt solid #000000"/>
    </style:style>
    <style:style style:name="Table2.B2" style:family="table-cell">
      <style:table-cell-properties fo:padding="0.97mm" fo:border-left="0.25pt solid #000000" fo:border-right="none" fo:border-top="none" fo:border-bottom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paragraph-properties style:snap-to-layout-grid="false"/>
      <style:text-properties style:font-name="Arial" fo:font-size="14pt" style:font-name-asian="Arial" style:font-size-asian="14pt" style:font-name-complex="Arial" style:font-size-complex="14pt"/>
    </style:style>
    <style:style style:name="P11" style:family="paragraph" style:parent-style-name="Standard">
      <style:text-properties style:font-name="Arial" style:font-name-asian="Arial" style:font-name-complex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margin-left="57.15mm" fo:margin-right="0mm" fo:text-indent="0mm" style:auto-text-indent="false"/>
    </style:style>
    <style:style style:name="P15" style:family="paragraph" style:parent-style-name="Table_20_Contents">
      <style:text-properties style:font-name="Arial" fo:font-size="12pt" style:font-name-asian="Arial" style:font-size-asian="12pt" style:font-name-complex="Arial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style:font-name-asian="Arial" style:font-weight-asian="bold" style:font-name-complex="Arial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Arial" fo:font-weight="bold" style:font-name-asian="Arial" style:font-weight-asian="bold" style:font-name-complex="Arial"/>
    </style:style>
    <style:style style:name="P20" style:family="paragraph" style:parent-style-name="Standard">
      <style:text-properties style:font-name="Arial" fo:font-weight="bold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10" style:family="text"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T11" style:family="text">
      <style:text-properties style:font-name-asian="Arial"/>
    </style:style>
    <style:style style:name="T12" style:family="text">
      <style:text-properties style:font-name="Arial CYR" fo:font-size="11pt" fo:font-weight="bold" style:font-size-asian="11pt" style:font-weight-asian="bold" style:font-name-complex="Arial CYR" style:font-size-complex="11pt"/>
    </style:style>
    <style:style style:name="T13" style:family="text">
      <style:text-properties style:font-name="Arial CYR" fo:font-size="11pt" fo:font-weight="bold" style:font-name-asian="Arial CYR" style:font-size-asian="11pt" style:font-weight-asian="bold" style:font-name-complex="Arial CYR" style:font-size-complex="11pt"/>
    </style:style>
    <style:style style:name="T1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FROM]</text:p>
      <text:p text:style-name="P1"/>
      <text:p text:style-name="P1">[FROM_LAW_ADDRESS]</text:p>
      <text:p text:style-name="P1"><text:span text:style-name="T12"/></text:p>
      <text:p text:style-name="P3"/>
      <text:p text:style-name="P2">Образец<text:span text:style-name="T11"> </text:span>заполнения<text:span text:style-name="T11"> </text:span>платежного<text:span text:style-name="T11"> </text:span>поруче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pan text:style-name="T1">ИНН</text:span><text:span text:style-name="T2"> [FROM_INN]</text:span></text:p>
          </table:table-cell>
          <table:table-cell table:style-name="Table1.A1" office:value-type="string">
            <text:p text:style-name="P13"><text:span text:style-name="T1">КПП</text:span><text:span text:style-name="T2"> [FROM_KPP]</text:span></text:p>
          </table:table-cell>
          <table:table-cell table:style-name="Table1.C1" table:number-rows-spanned="2" office:value-type="string">
            <text:p text:style-name="P4">Сч.<text:span text:style-name="T11"> №</text:span></text:p>
          </table:table-cell>
          <table:table-cell table:style-name="Table1.D1" table:number-rows-spanned="2" office:value-type="string">
            <text:p text:style-name="P5"/>
            <text:p text:style-name="P3"/>
            <text:p text:style-name="P9">[BANK_RS]</text:p>
          </table:table-cell>
        </table:table-row>
        <table:table-row table:style-name="Table1.1">
          <table:table-cell table:style-name="Table1.A2" table:number-columns-spanned="2" office:value-type="string">
            <text:p text:style-name="P5">Получатель</text:p>
            <text:p text:style-name="P3">[FROM]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table:number-columns-spanned="2" office:value-type="string">
            <text:p text:style-name="P5">Банк<text:span text:style-name="T11"> </text:span>получателя</text:p>
            <text:p text:style-name="P3"/>
            <text:p text:style-name="P3">[BANK_FULLNAME]</text:p>
          </table:table-cell>
          <table:covered-table-cell/>
          <table:table-cell table:style-name="Table1.C3" office:value-type="string">
            <text:p text:style-name="P4">БИК</text:p>
          </table:table-cell>
          <table:table-cell table:style-name="Table1.D3" table:number-rows-spanned="2" office:value-type="string">
            <text:p text:style-name="P10">[BANK_BIK]</text:p>
            <text:p text:style-name="P3"/>
            <text:p text:style-name="P9">[BANK_KS]</text:p>
          </table:table-cell>
        </table:table-row>
        <table:table-row table:style-name="Table1.4">
          <table:covered-table-cell/>
          <table:covered-table-cell/>
          <table:table-cell table:style-name="Table1.C3" office:value-type="string">
            <text:p text:style-name="P4">Сч.<text:span text:style-name="T11"> №</text:span></text:p>
          </table:table-cell>
          <table:covered-table-cell/>
        </table:table-row>
      </table:table>
      <text:p text:style-name="P3"/>
      <text:p text:style-name="P8">СЧЕТ № [ORDER_NUMBER] от <text:s/>[ORDER_DOCUMENT_DATE]</text:p>
      <text:p text:style-name="P6"/>
      <text:p text:style-name="P7">Плательщик:<text:span text:style-name="T11"> [TO]</text:span></text:p>
      <text:p text:style-name="P7">Грузополучатель:<text:span text:style-name="T11"> [RECIPIENT]</text:span></text:p>
      <text:p text:style-name="P9"/>
      <text:p text:style-name="P9">[TEST]</text:p>
      <text:p text:style-name="P9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15">№</text:p>
          </table:table-cell>
          <table:table-cell table:style-name="TABLE_5f_1.A1" office:value-type="string">
            <text:p text:style-name="P15">Наименование</text:p>
          </table:table-cell>
          <table:table-cell table:style-name="TABLE_5f_1.A1" office:value-type="string">
            <text:p text:style-name="P15">Количество</text:p>
          </table:table-cell>
          <table:table-cell table:style-name="TABLE_5f_1.A1" office:value-type="string">
            <text:p text:style-name="P16">Цена</text:p>
          </table:table-cell>
          <table:table-cell table:style-name="TABLE_5f_1.E1" office:value-type="string">
            <text:p text:style-name="P16">Сумма</text:p>
          </table:table-cell>
        </table:table-row>
        <table:table-row table:style-name="TABLE_5f_1.2">
          <table:table-cell table:style-name="TABLE_5f_1.A2" office:value-type="string">
            <text:p text:style-name="P15">[ITEM_ID]</text:p>
          </table:table-cell>
          <table:table-cell table:style-name="TABLE_5f_1.A2" office:value-type="string">
            <text:p text:style-name="P15">[PRODUCT] <text:span text:style-name="T14">(Арт.[ARTICUL] )</text:span></text:p>
          </table:table-cell>
          <table:table-cell table:style-name="TABLE_5f_1.A2" office:value-type="string">
            <text:p text:style-name="P15">[ITEM_QTY] [SKU]</text:p>
          </table:table-cell>
          <table:table-cell table:style-name="TABLE_5f_1.A2" office:value-type="string">
            <text:p text:style-name="P16">[PRICE]</text:p>
          </table:table-cell>
          <table:table-cell table:style-name="TABLE_5f_1.E2" office:value-type="string">
            <text:p text:style-name="P1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/>
          </table:table-cell>
          <table:table-cell table:style-name="Table2.B1" office:value-type="string">
            <text:p text:style-name="P28">Итого:</text:p>
          </table:table-cell>
          <table:table-cell table:style-name="Table2.C1" office:value-type="string">
            <text:p text:style-name="P28">[TOTAL]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B2" office:value-type="string">
            <text:p text:style-name="P28">В том числе НДС 18%:</text:p>
          </table:table-cell>
          <table:table-cell table:style-name="Table2.C2" office:value-type="string">
            <text:p text:style-name="P28">[VAT_IN]</text:p>
          </table:table-cell>
        </table:table-row>
      </table:table>
      <text:p text:style-name="P9"/>
      <text:p text:style-name="P9"/>
      <text:p text:style-name="P9">Всего [POS_PROPISJU], на сумму [TOTAL_PROPISJU]</text:p>
      <text:p text:style-name="P9"/>
      <text:p text:style-name="P9"/>
      <text:p text:style-name="Standard"><text:span text:style-name="T9"/></text:p>
      <text:p text:style-name="P3"/>
      <text:p text:style-name="Standard"><text:span text:style-name="T1">Руководитель</text:span><text:span text:style-name="T2"> </text:span><text:span text:style-name="T1">предприятия</text:span><text:span text:style-name="T2"> </text:span><text:span text:style-name="T1">___________________</text:span><text:span text:style-name="T2"> </text:span><text:span text:style-name="T1">(</text:span><text:span text:style-name="T2"> </text:span><text:span text:style-name="T1">Косьмина</text:span><text:span text:style-name="T2"> </text:span><text:span text:style-name="T1">И.П.)</text:span></text:p>
      <text:p text:style-name="P14"><text:span text:style-name="T10"><text:s/></text:span><text:span text:style-name="T10"><text:s text:c="14"/></text:span><text:span text:style-name="T9">(подпись)</text:span><text:span text:style-name="T10"> <text:s text:c="16"/></text:span><text:span text:style-name="T9">(расшифровка</text:span><text:span text:style-name="T10"> </text:span><text:span text:style-name="T9">подписи)</text:span></text:p>
      <text:p text:style-name="P11"><text:s/></text:p>
      <text:p text:style-name="Standard"><text:span text:style-name="T1">Главный</text:span><text:span text:style-name="T2"> </text:span><text:span text:style-name="T1">бухгалтер</text:span><text:span text:style-name="T2"> </text:span><text:span text:style-name="T1">_________________________</text:span><text:span text:style-name="T2"> <text:s/></text:span><text:span text:style-name="T1">(</text:span><text:span text:style-name="T2"> </text:span><text:span text:style-name="T1">Косьмина</text:span><text:span text:style-name="T2"> </text:span><text:span text:style-name="T1">И.П.)</text:span></text:p>
      <text:p text:style-name="Standard"><text:span text:style-name="T10"><text:s text:c="43"/></text:span><text:span text:style-name="T10"><text:s text:c="19"/></text:span><text:span text:style-name="T9">(подпись)</text:span><text:span text:style-name="T10"> <text:s text:c="33"/></text:span><text:span text:style-name="T9">(расшифровка</text:span><text:span text:style-name="T10"> </text:span><text:span text:style-name="T9">подписи)</text:span></text:p>
      <text:p text:style-name="P3"/>
      <text:p text:style-name="P3">М.П.</text:p>
      <text:p text:style-name="P11"><text:s text:c="3"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12T15:44:21</dc:date>
    <meta:editing-duration>P2DT5H29M22S</meta:editing-duration>
    <meta:editing-cycles>36</meta:editing-cycles>
    <meta:generator>LibreOffice/3.4$Linux LibreOffice_project/340m1$Build-402</meta:generator>
    <meta:document-statistic meta:table-count="3" meta:image-count="0" meta:object-count="0" meta:page-count="1" meta:paragraph-count="41" meta:word-count="78" meta:character-count="781" meta:non-whitespace-character-count="610"/>
  </office:meta>
</office:document-meta>
</file>